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fo:font-size="14pt" officeooo:rsid="00020fc4" officeooo:paragraph-rsid="00020fc4" style:font-size-asian="14pt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fo:font-size="14pt" officeooo:rsid="00020fc4" officeooo:paragraph-rsid="00020fc4" style:font-size-asian="14pt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officeooo:rsid="000b41eb" officeooo:paragraph-rsid="00020fc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officeooo:rsid="00020fc4" officeooo:paragraph-rsid="00020fc4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fo:font-size="14pt" fo:font-style="italic" officeooo:rsid="00055132" officeooo:paragraph-rsid="00055132" style:font-size-asian="14pt" style:font-style-asian="italic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bold" officeooo:rsid="0006426b" officeooo:paragraph-rsid="0006426b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06426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20fc4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020fc4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094eeb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020fc4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020fc4" style:font-size-asian="14pt" style:font-size-complex="14pt"/>
    </style:style>
    <style:style style:name="P13" style:family="paragraph" style:parent-style-name="Standard">
      <style:paragraph-properties style:snap-to-layout-grid="false"/>
      <style:text-properties fo:font-size="14pt" officeooo:paragraph-rsid="00020fc4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020fc4" style:font-size-asian="14pt" style:font-size-complex="14pt" style:font-weight-complex="bold"/>
    </style:style>
    <style:style style:name="P15" style:family="paragraph" style:parent-style-name="Standard">
      <style:text-properties fo:font-size="14pt" officeooo:paragraph-rsid="00020fc4" style:font-size-asian="14pt" style:font-size-complex="14pt"/>
    </style:style>
    <style:style style:name="P16" style:family="paragraph" style:parent-style-name="Standard">
      <style:text-properties officeooo:paragraph-rsid="00020fc4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20fc4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officeooo:paragraph-rsid="00094eeb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20fc4" style:font-size-asian="14pt" style:font-weight-asian="bold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style="italic" officeooo:rsid="00020fc4" officeooo:paragraph-rsid="00020fc4" style:font-size-asian="14pt" style:font-style-asian="italic" style:font-size-complex="14pt" style:font-style-complex="italic" style:font-weight-complex="bold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style="normal" officeooo:rsid="00020fc4" officeooo:paragraph-rsid="00020fc4" style:font-size-asian="14pt" style:font-style-asian="normal" style:font-size-complex="14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03dfa8" officeooo:paragraph-rsid="000ac75c" style:font-size-asian="14pt" style:font-style-asian="normal" style:font-size-complex="14pt" style:font-style-complex="normal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055132" officeooo:paragraph-rsid="000ac75c" style:font-size-asian="14pt" style:font-style-asian="normal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06426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style="italic" officeooo:rsid="00020fc4" officeooo:paragraph-rsid="00020fc4" style:font-style-asian="italic" style:font-style-complex="italic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0ac75c"/>
    </style:style>
    <style:style style:name="T1" style:family="text">
      <style:text-properties officeooo:rsid="000b41eb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b41eb" style:font-size-asian="14pt" style:font-weight-asian="bold" style:font-size-complex="14pt"/>
    </style:style>
    <style:style style:name="T7" style:family="text">
      <style:text-properties fo:color="#000000" fo:font-size="14pt" fo:font-weight="bold" officeooo:rsid="00020fc4" style:font-size-asian="14pt" style:font-weight-asian="bold" style:font-size-complex="14pt"/>
    </style:style>
    <style:style style:name="T8" style:family="text">
      <style:text-properties fo:color="#000000" fo:font-size="14pt" fo:font-weight="bold" officeooo:rsid="00020fc4" style:font-size-asian="14pt" style:font-weight-asian="bold" style:font-size-complex="14pt" style:font-weight-complex="bold"/>
    </style:style>
    <style:style style:name="T9" style:family="text">
      <style:text-properties fo:color="#000000" fo:font-size="14pt" officeooo:rsid="000b41eb" style:font-size-asian="14pt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officeooo:rsid="00020fc4" style:font-size-asian="14pt" style:font-size-complex="14pt" style:font-weight-complex="bold"/>
    </style:style>
    <style:style style:name="T12" style:family="text">
      <style:text-properties fo:color="#000000" fo:font-size="14pt" officeooo:rsid="000ac75c" style:font-size-asian="14pt" style:font-size-complex="14pt" style:font-weight-complex="bold"/>
    </style:style>
    <style:style style:name="T13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14" style:family="text">
      <style:text-properties fo:text-transform="uppercase" style:font-size-complex="14pt"/>
    </style:style>
    <style:style style:name="T15" style:family="text">
      <style:text-properties fo:color="#ff0000" fo:font-size="14pt" fo:font-weight="bold" style:font-size-asian="14pt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font-size="14pt" officeooo:rsid="00020fc4" style:font-size-asian="14pt" style:font-size-complex="14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6426b" style:font-weight-asian="normal" style:font-weight-complex="normal"/>
    </style:style>
    <style:style style:name="T22" style:family="text">
      <style:text-properties fo:font-weight="normal" officeooo:rsid="0008094c" style:font-weight-asian="normal" style:font-weight-complex="normal"/>
    </style:style>
    <style:style style:name="T23" style:family="text">
      <style:text-properties fo:font-weight="normal" officeooo:rsid="000ac75c" style:font-weight-asian="normal"/>
    </style:style>
    <style:style style:name="T24" style:family="text">
      <style:text-properties officeooo:rsid="000ac7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<text:span text:style-name="T2">Кафедра</text:span><text:span text:style-name="T5"> </text:span><text:span text:style-name="T6">МО ЭВМ</text:span></text:p>
      <text:p text:style-name="P8"/>
      <text:p text:style-name="P8"/>
      <text:p text:style-name="P11"/>
      <text:p text:style-name="P11"/>
      <text:p text:style-name="P11"/>
      <text:p text:style-name="P17"><text:span text:style-name="Название_20_книги"><text:span text:style-name="T14">отчет</text:span></text:span></text:p>
      <text:p text:style-name="P9"><text:span text:style-name="T2">по лабораторной работе</text:span><text:span text:style-name="T15"> </text:span><text:span text:style-name="T5">№</text:span><text:span text:style-name="T7">2</text:span></text:p>
      <text:p text:style-name="P9"><text:span text:style-name="T2">по дисциплине </text:span><text:span text:style-name="T5">«</text:span><text:span text:style-name="T6">Программирование</text:span><text:span text:style-name="T5">»</text:span></text:p>
      <text:p text:style-name="P9"><text:span text:style-name="Название_20_книги"><text:span text:style-name="T16">Тема: </text:span></text:span><text:span text:style-name="Название_20_книги"><text:span text:style-name="T17">Динамические структуры данных</text:span></text:span></text:p>
      <text:p text:style-name="P11"/>
      <text:p text:style-name="P11"/>
      <text:p text:style-name="P11"/>
      <text:p text:style-name="P11"/>
      <text:p text:style-name="P12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4">Студент гр. </text:span><text:span text:style-name="T9">6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3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4">Берленко Т.А.</text:p>
          </table:table-cell>
        </table:table-row>
      </table:table>
      <text:p text:style-name="P14"/>
      <text:p text:style-name="P14"/>
      <text:p text:style-name="P14">Санкт-Петербург</text:p>
      <text:p text:style-name="P2">201<text:span text:style-name="T1">7</text:span></text:p>
      <text:p text:style-name="P18"><text:span text:style-name="T8">Цель работы</text:span><text:span text:style-name="T11">: </text:span><text:span text:style-name="T4">Требуется написать программу, получающую на вход строку, (без кириллических символов и не более 3000 символов) представляющую собой код "простой" </text:span><text:a xlink:type="simple" xlink:href="https://ru.wikipedia.org/wiki/HTML" text:style-name="Internet_20_link" text:visited-style-name="Visited_20_Internet_20_Link"><text:span text:style-name="T4">html</text:span></text:a><text:span text:style-name="T4">-страницы и проверяющую ее на валидность. Программа должна</text:span></text:p>
      <text:p text:style-name="P10"><text:span text:style-name="T4">вывести </text:span><text:span text:style-name="T3">correct</text:span><text:span text:style-name="T4"> если страница валидна или </text:span><text:span text:style-name="T3">wrong</text:span><text:span text:style-name="T4">.</text:span> </text:p>
      <text:p text:style-name="P26"><text:span text:style-name="T8">Ход работы: </text:span><text:span text:style-name="T11"><text:s/>Для решения задачи была создана имитация «стека» <text:s/>на базе массива, который работает по принципу </text:span><text:span text:style-name="T12">LIFO</text:span><text:span text:style-name="T11"> ( Last In </text:span><text:span text:style-name="T12">First</text:span><text:span text:style-name="T11"> Out). Для работы со стеком были созданы функции :</text:span></text:p>
      <text:list xml:id="list1925172209329691565" text:style-name="L1">
        <text:list-item>
          <text:p text:style-name="P20">int find(char** stack, char* name, int n)</text:p>
          <text:p text:style-name="P20">{</text:p>
          <text:p text:style-name="P20"><text:tab/>int i;</text:p>
          <text:p text:style-name="P20"><text:tab/>for(i=0;i&lt;n;++i)</text:p>
          <text:p text:style-name="P20"><text:tab/>{</text:p>
          <text:p text:style-name="P20"><text:tab/><text:tab/>if(strstr(name,stack[i]) != NULL)</text:p>
          <text:p text:style-name="P20"><text:tab/><text:tab/>{</text:p>
          <text:p text:style-name="P20"><text:tab/><text:tab/><text:tab/>break;</text:p>
          <text:p text:style-name="P20"><text:tab/><text:tab/>}</text:p>
          <text:p text:style-name="P20"><text:tab/>}</text:p>
          <text:p text:style-name="P20"><text:tab/>return i;</text:p>
          <text:p text:style-name="P25"><text:span text:style-name="T10">} <text:line-break/>К</text:span><text:span text:style-name="T13">оторая находит тег </text:span><text:span text:style-name="T10">name</text:span><text:span text:style-name="T13"> в стеке </text:span><text:span text:style-name="T10">stack</text:span><text:span text:style-name="T13"> и возвращает его номер </text:span><text:span text:style-name="T10">i</text:span><text:span text:style-name="T13"> в массиве, либо, если тег не был найден, возвращает номер в массиве, куда необходимо добавить новый тег.</text:span></text:p>
        </text:list-item>
        <text:list-item>
          <text:p text:style-name="P21">void push(char** stack, char* name, int number)</text:p>
          <text:p text:style-name="P21">{</text:p>
          <text:p text:style-name="P21"><text:tab/>strcpy(stack[number],name);</text:p>
          <text:p text:style-name="P21">}</text:p>
          <text:p text:style-name="P25"><text:span text:style-name="T13">Которая записывает тег <text:s/></text:span><text:span text:style-name="T10">name</text:span><text:span text:style-name="T13"> в стек </text:span><text:span text:style-name="T10">stack</text:span><text:span text:style-name="T13"> по номеру </text:span><text:span text:style-name="T10">number. </text:span><text:span text:style-name="T13">Функция ничего не возвращает.</text:span></text:p>
        </text:list-item>
        <text:list-item>
          <text:p text:style-name="P21"><text:soft-page-break/>void removeEl(char** stack, int number){</text:p>
          <text:p text:style-name="P21"><text:tab/>stack[number]='\0';</text:p>
          <text:p text:style-name="P21">}</text:p>
        </text:list-item>
      </text:list>
      <text:p text:style-name="P1">Которая удаляет тег <text:span text:style-name="T19">name</text:span> из стека <text:span text:style-name="T19">stack</text:span> по номеру <text:span text:style-name="T19">number. </text:span><text:span text:style-name="T18">Функция ничего не возвращает.</text:span></text:p>
      <text:p text:style-name="P22">Основная работа по считыванию тегов и реализация принципа <text:span text:style-name="T24">LIFO</text:span> реализована в <text:s/>главной функции </text:p>
      <text:p text:style-name="P5">int main()</text:p>
      <text:p text:style-name="P5">{</text:p>
      <text:p text:style-name="P5"><text:tab/>char** stack = (char**)malloc(sizeof(char*)*STACK_SIZE);</text:p>
      <text:p text:style-name="P5"><text:tab/>char* br = "/br";</text:p>
      <text:p text:style-name="P5"><text:tab/>char* hr = "/hr";</text:p>
      <text:p text:style-name="P5"><text:tab/>int i = 0;<text:tab/>// номер тега в массиве </text:p>
      <text:p text:style-name="P5"><text:tab/>int k;</text:p>
      <text:p text:style-name="P5"><text:tab/>char c;</text:p>
      <text:p text:style-name="P5"><text:tab/>scanf("%c",&amp;c);</text:p>
      <text:p text:style-name="P5"><text:tab/>while(c != '\n')</text:p>
      <text:p text:style-name="P5"><text:tab/>{</text:p>
      <text:p text:style-name="P5"><text:tab/><text:tab/>if (c == '&lt;')</text:p>
      <text:p text:style-name="P5"><text:tab/><text:tab/>{</text:p>
      <text:p text:style-name="P5"><text:tab/><text:tab/><text:tab/>stack[i] = (char*)malloc(sizeof(char)*NAME_SIZE);</text:p>
      <text:p text:style-name="P5"><text:tab/><text:tab/><text:tab/>char* arr = (char*)malloc(sizeof(char)*NAME_SIZE);</text:p>
      <text:p text:style-name="P5"><text:tab/><text:tab/><text:tab/>int j =0;</text:p>
      <text:p text:style-name="P5"><text:tab/><text:tab/><text:tab/>scanf("%c",&amp;c);</text:p>
      <text:p text:style-name="P5"><text:tab/><text:tab/><text:tab/>if (c !='/')</text:p>
      <text:p text:style-name="P5"><text:tab/><text:tab/><text:tab/>{</text:p>
      <text:p text:style-name="P5"><text:tab/><text:tab/><text:tab/><text:tab/>arr[j] = '/';</text:p>
      <text:p text:style-name="P5"><text:tab/><text:tab/><text:tab/><text:tab/>++j;</text:p>
      <text:p text:style-name="P5"><text:soft-page-break/><text:tab/><text:tab/><text:tab/>}</text:p>
      <text:p text:style-name="P5"><text:tab/><text:tab/><text:tab/>while((c !='&gt;') &amp;&amp; (c != '\n'))</text:p>
      <text:p text:style-name="P5"><text:tab/><text:tab/><text:tab/>{</text:p>
      <text:p text:style-name="P5"><text:tab/><text:tab/><text:tab/><text:tab/>arr[j] = c;</text:p>
      <text:p text:style-name="P5"><text:tab/><text:tab/><text:tab/><text:tab/>++j;</text:p>
      <text:p text:style-name="P5"><text:tab/><text:tab/><text:tab/><text:tab/>scanf("%c",&amp;c);</text:p>
      <text:p text:style-name="P5"><text:tab/><text:tab/><text:tab/>}</text:p>
      <text:p text:style-name="P5"><text:tab/><text:tab/><text:tab/>if (c =='\n')</text:p>
      <text:p text:style-name="P5"><text:tab/><text:tab/><text:tab/>{</text:p>
      <text:p text:style-name="P5"><text:tab/><text:tab/><text:tab/><text:tab/>printf("wrong\n");<text:tab/><text:tab/></text:p>
      <text:p text:style-name="P5"><text:tab/><text:tab/><text:tab/><text:tab/>return 0;</text:p>
      <text:p text:style-name="P5"><text:tab/><text:tab/><text:tab/>}</text:p>
      <text:p text:style-name="P5"><text:tab/><text:tab/><text:tab/>arr[j] = '\0';</text:p>
      <text:p text:style-name="P5"><text:tab/><text:tab/></text:p>
      <text:p text:style-name="P5"><text:tab/><text:tab/><text:tab/>if ((strcmp(br,arr) != 0)&amp;&amp;(strcmp(hr,arr) != 0))</text:p>
      <text:p text:style-name="P5"><text:tab/><text:tab/><text:tab/>{</text:p>
      <text:p text:style-name="P5"><text:tab/><text:tab/><text:tab/><text:tab/>k = find(stack, arr, i);</text:p>
      <text:p text:style-name="P5"><text:tab/><text:tab/><text:tab/><text:tab/>if(k == i)</text:p>
      <text:p text:style-name="P5"><text:tab/><text:tab/><text:tab/><text:tab/>{</text:p>
      <text:p text:style-name="P5"><text:tab/><text:tab/><text:tab/><text:tab/><text:tab/>push(stack,arr,i);</text:p>
      <text:p text:style-name="P5"><text:tab/><text:tab/><text:tab/><text:tab/><text:tab/>++i;</text:p>
      <text:p text:style-name="P5"><text:tab/><text:tab/><text:tab/><text:tab/>}</text:p>
      <text:p text:style-name="P5"><text:tab/><text:tab/><text:tab/><text:tab/>else if(i-1 == k)</text:p>
      <text:p text:style-name="P5"><text:tab/><text:tab/><text:tab/><text:tab/>{</text:p>
      <text:p text:style-name="P5"><text:tab/><text:tab/><text:tab/><text:tab/><text:tab/>removeEl(stack,i);</text:p>
      <text:p text:style-name="P5"><text:tab/><text:tab/><text:tab/><text:tab/><text:tab/>free(stack[i]);</text:p>
      <text:p text:style-name="P5"><text:tab/><text:tab/><text:tab/><text:tab/><text:tab/>--i;</text:p>
      <text:p text:style-name="P5"><text:tab/><text:tab/><text:tab/><text:tab/>}</text:p>
      <text:p text:style-name="P5"><text:soft-page-break/><text:tab/><text:tab/><text:tab/><text:tab/>else</text:p>
      <text:p text:style-name="P5"><text:tab/><text:tab/><text:tab/><text:tab/>{</text:p>
      <text:p text:style-name="P5"><text:tab/><text:tab/><text:tab/><text:tab/><text:tab/>printf("wrong\n");</text:p>
      <text:p text:style-name="P5"><text:tab/><text:tab/><text:tab/><text:tab/><text:tab/>return 0;</text:p>
      <text:p text:style-name="P5"><text:tab/><text:tab/><text:tab/><text:tab/>}</text:p>
      <text:p text:style-name="P5"><text:tab/><text:tab/><text:tab/><text:tab/>free(arr);</text:p>
      <text:p text:style-name="P5"><text:tab/><text:tab/><text:tab/>}</text:p>
      <text:p text:style-name="P5"><text:tab/><text:tab/>}<text:tab/></text:p>
      <text:p text:style-name="P5"/>
      <text:p text:style-name="P5"><text:tab/><text:tab/>scanf("%c",&amp;c);</text:p>
      <text:p text:style-name="P5"><text:tab/>}</text:p>
      <text:p text:style-name="P5"><text:tab/>free(stack);</text:p>
      <text:p text:style-name="P5"><text:tab/>if (i == 0)</text:p>
      <text:p text:style-name="P5"><text:tab/>{</text:p>
      <text:p text:style-name="P5"><text:tab/><text:tab/>printf("correct\n");</text:p>
      <text:p text:style-name="P5"><text:tab/>}</text:p>
      <text:p text:style-name="P5"><text:tab/>else printf("wrong\n");</text:p>
      <text:p text:style-name="P5"><text:tab/>return 0;</text:p>
      <text:p text:style-name="P5">}</text:p>
      <text:p text:style-name="P23">Программа считывает данные из входного потока по символам. Когда найден символ открытия тега «&lt;», то в строку <text:span text:style-name="T19">arr </text:span><text:span text:style-name="T20">считывается имя тега, добавляя в начало <text:s/>имени символ «/» при открывающем теге. Дальше с помощью функции find() сверяются данные о наличии этого тега в массиве. Если такого тега не существует, то программа добавляет его в стек, если же тег ранее уже был записан </text:span><text:span text:style-name="T21">в стек, то программа удаляет его. При нарушении принципа </text:span><text:span text:style-name="T23">LIFO</text:span><text:span text:style-name="T21"> ( попытка удалить не последний элемент), программа завершает работу и выводит сообщение «wrong». После того, как мы получили символ конца строки, программа проверяет массив на наличие элементов, если он не пустой (есть незакрытые теги), программа <text:s text:c="2"/></text:span><text:soft-page-break/><text:span text:style-name="T21">выводит сообщение «wrong», если массив пустой (все теги закрыты), выводит сообщение «correct».</text:span></text:p>
      <text:p text:style-name="P7"/>
      <text:p text:style-name="P6">Составление отчёта;</text:p>
      <text:p text:style-name="P7">По проведенной работе составлен отчёт Lr2.odt. Отчёт и файл с текстом программы laba2.c были помещены в папку laba2. Из старой ветки создана новая<text:line-break/>git checkout -b Grechkov_Sem2_LR2 , в которую перемещена папка laba2: mv laba2 ~/pr1-2016-6303. Папка с работой и отчётом отправлена на гит:</text:p>
      <text:list xml:id="list3622164225464554012" text:style-name="L2">
        <text:list-item>
          <text:p text:style-name="P24">git add laba2</text:p>
        </text:list-item>
        <text:list-item>
          <text:p text:style-name="P24">git commit -m «лабораторная работа№2»</text:p>
        </text:list-item>
        <text:list-item>
          <text:p text:style-name="P24">git push origin Grechkov_Sem2_LR2</text:p>
        </text:list-item>
      </text:list>
      <text:p text:style-name="P7"/>
      <text:p text:style-name="P6">Вывод: <text:span text:style-name="T20">В ходе данной лабораторной работы был получен опыт </text:span><text:span text:style-name="T22">имитации стека на базе массива и созданы API для работы с ни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11:45.000748632</meta:creation-date>
    <dc:date>2017-04-20T16:55:19.224670740</dc:date>
    <meta:editing-duration>PT6M33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6" meta:paragraph-count="114" meta:word-count="566" meta:character-count="3731" meta:non-whitespace-character-count="3086"/>
  </office:meta>
</office:document-meta>
</file>